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10"/>
        </table:table-row>
        <table:table-row table:style-name="ro1">
          <table:table-cell table:formula="of:=1.785714*[.B3]" office:value-type="float" office:value="1.785714">
            <text:p>1.78571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9"/>
        </table:table-row>
        <table:table-row table:style-name="ro1">
          <table:table-cell table:formula="of:=1.785714*[.B4]" office:value-type="float" office:value="3.571428">
            <text:p>3.57142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9"/>
        </table:table-row>
        <table:table-row table:style-name="ro1">
          <table:table-cell table:formula="of:=1.785714*[.B5]" office:value-type="float" office:value="5.357142">
            <text:p>5.35714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2"/>
        </table:table-row>
        <table:table-row table:style-name="ro1">
          <table:table-cell table:formula="of:=1.785714*[.B6]" office:value-type="float" office:value="7.142856">
            <text:p>7.142856</text:p>
          </table:table-cell>
          <table:table-cell office:value-type="float" office:value="4">
            <text:p>4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3"/>
        </table:table-row>
        <table:table-row table:style-name="ro1">
          <table:table-cell table:formula="of:=1.785714*[.B7]" office:value-type="float" office:value="8.92857">
            <text:p>8.92857</text:p>
          </table:table-cell>
          <table:table-cell office:value-type="float" office:value="5">
            <text:p>5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11"/>
        </table:table-row>
        <table:table-row table:style-name="ro1">
          <table:table-cell table:formula="of:=1.785714*[.B8]" office:value-type="float" office:value="10.714284">
            <text:p>10.714284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4"/>
          <table:table-cell office:value-type="float" office:value="5.357142">
            <text:p>5.357142</text:p>
          </table:table-cell>
          <table:table-cell table:number-columns-repeated="3"/>
        </table:table-row>
        <table:table-row table:style-name="ro1">
          <table:table-cell table:formula="of:=1.785714*[.B9]" office:value-type="float" office:value="12.499998">
            <text:p>12.49999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4"/>
          <table:table-cell office:value-type="float" office:value="7.142856">
            <text:p>7.142856</text:p>
          </table:table-cell>
          <table:table-cell table:number-columns-repeated="3"/>
        </table:table-row>
        <table:table-row table:style-name="ro1">
          <table:table-cell table:formula="of:=1.785714*[.B10]" office:value-type="float" office:value="14.285712">
            <text:p>14.2857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5"/>
          <table:table-cell office:value-type="float" office:value="17.85714">
            <text:p>17.85714</text:p>
          </table:table-cell>
          <table:table-cell table:number-columns-repeated="3"/>
        </table:table-row>
        <table:table-row table:style-name="ro1">
          <table:table-cell table:formula="of:=1.785714*[.B11]" office:value-type="float" office:value="16.071426">
            <text:p>16.07142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5"/>
          <table:table-cell office:value-type="float" office:value="19.642854">
            <text:p>19.642854</text:p>
          </table:table-cell>
          <table:table-cell table:number-columns-repeated="3"/>
        </table:table-row>
        <table:table-row table:style-name="ro1">
          <table:table-cell table:formula="of:=1.785714*[.B12]" office:value-type="float" office:value="17.85714">
            <text:p>17.857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8"/>
          <table:table-cell office:value-type="float" office:value="30.357138">
            <text:p>30.357138</text:p>
          </table:table-cell>
          <table:table-cell table:number-columns-repeated="3"/>
        </table:table-row>
        <table:table-row table:style-name="ro1">
          <table:table-cell table:formula="of:=1.785714*[.B13]" office:value-type="float" office:value="19.642854">
            <text:p>19.642854</text:p>
          </table:table-cell>
          <table:table-cell office:value-type="float" office:value="11">
            <text:p>11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9"/>
          <table:table-cell office:value-type="float" office:value="32.142852">
            <text:p>32.142852</text:p>
          </table:table-cell>
          <table:table-cell table:number-columns-repeated="2"/>
          <table:table-cell office:value-type="float" office:value="7.142856">
            <text:p>7.142856</text:p>
          </table:table-cell>
        </table:table-row>
        <table:table-row table:style-name="ro1">
          <table:table-cell table:formula="of:=1.785714*[.B14]" office:value-type="float" office:value="21.428568">
            <text:p>21.428568</text:p>
          </table:table-cell>
          <table:table-cell office:value-type="float" office:value="12">
            <text:p>12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7"/>
          <table:table-cell office:value-type="float" office:value="42.857136">
            <text:p>42.857136</text:p>
          </table:table-cell>
          <table:table-cell table:number-columns-repeated="2"/>
          <table:table-cell office:value-type="float" office:value="8.92857">
            <text:p>8.92857</text:p>
          </table:table-cell>
        </table:table-row>
        <table:table-row table:style-name="ro1">
          <table:table-cell table:formula="of:=1.785714*[.B15]" office:value-type="float" office:value="23.214282">
            <text:p>23.214282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4"/>
          <table:table-cell office:value-type="float" office:value="44.64285">
            <text:p>44.64285</text:p>
          </table:table-cell>
          <table:table-cell table:number-columns-repeated="2"/>
          <table:table-cell office:value-type="float" office:value="19.642854">
            <text:p>19.642854</text:p>
          </table:table-cell>
        </table:table-row>
        <table:table-row table:style-name="ro1">
          <table:table-cell table:formula="of:=1.785714*[.B16]" office:value-type="float" office:value="24.999996">
            <text:p>24.99999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4"/>
          <table:table-cell office:value-type="float" office:value="55.357134">
            <text:p>55.357134</text:p>
          </table:table-cell>
          <table:table-cell table:number-columns-repeated="2"/>
          <table:table-cell office:value-type="float" office:value="21.428568">
            <text:p>21.428568</text:p>
          </table:table-cell>
        </table:table-row>
        <table:table-row table:style-name="ro1">
          <table:table-cell table:formula="of:=1.785714*[.B17]" office:value-type="float" office:value="26.78571">
            <text:p>26.7857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5"/>
          <table:table-cell office:value-type="float" office:value="57.142848">
            <text:p>57.142848</text:p>
          </table:table-cell>
          <table:table-cell table:number-columns-repeated="2"/>
          <table:table-cell office:value-type="float" office:value="32.142852">
            <text:p>32.142852</text:p>
          </table:table-cell>
        </table:table-row>
        <table:table-row table:style-name="ro1">
          <table:table-cell table:formula="of:=1.785714*[.B18]" office:value-type="float" office:value="28.571424">
            <text:p>28.57142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5"/>
          <table:table-cell office:value-type="float" office:value="67.857132">
            <text:p>67.857132</text:p>
          </table:table-cell>
          <table:table-cell table:number-columns-repeated="2"/>
          <table:table-cell office:value-type="float" office:value="33.928566">
            <text:p>33.928566</text:p>
          </table:table-cell>
        </table:table-row>
        <table:table-row table:style-name="ro1">
          <table:table-cell table:formula="of:=1.785714*[.B19]" office:value-type="float" office:value="30.357138">
            <text:p>30.35713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8"/>
          <table:table-cell office:value-type="float" office:value="69.642846">
            <text:p>69.642846</text:p>
          </table:table-cell>
          <table:table-cell table:number-columns-repeated="2"/>
          <table:table-cell office:value-type="float" office:value="44.64285">
            <text:p>44.64285</text:p>
          </table:table-cell>
        </table:table-row>
        <table:table-row table:style-name="ro1">
          <table:table-cell table:formula="of:=1.785714*[.B20]" office:value-type="float" office:value="32.142852">
            <text:p>32.142852</text:p>
          </table:table-cell>
          <table:table-cell office:value-type="float" office:value="18">
            <text:p>18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9"/>
          <table:table-cell office:value-type="float" office:value="80.35713">
            <text:p>80.35713</text:p>
          </table:table-cell>
          <table:table-cell table:number-columns-repeated="2"/>
          <table:table-cell office:value-type="float" office:value="46.428564">
            <text:p>46.428564</text:p>
          </table:table-cell>
        </table:table-row>
        <table:table-row table:style-name="ro1">
          <table:table-cell table:formula="of:=1.785714*[.B21]" office:value-type="float" office:value="33.928566">
            <text:p>33.928566</text:p>
          </table:table-cell>
          <table:table-cell office:value-type="float" office:value="19">
            <text:p>19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7"/>
          <table:table-cell office:value-type="float" office:value="82.142844">
            <text:p>82.142844</text:p>
          </table:table-cell>
          <table:table-cell table:number-columns-repeated="2"/>
          <table:table-cell office:value-type="float" office:value="57.142848">
            <text:p>57.142848</text:p>
          </table:table-cell>
        </table:table-row>
        <table:table-row table:style-name="ro1">
          <table:table-cell table:formula="of:=1.785714*[.B22]" office:value-type="float" office:value="35.71428">
            <text:p>35.71428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4"/>
          <table:table-cell office:value-type="float" office:value="92.857128">
            <text:p>92.857128</text:p>
          </table:table-cell>
          <table:table-cell table:number-columns-repeated="2"/>
          <table:table-cell office:value-type="float" office:value="58.928562">
            <text:p>58.928562</text:p>
          </table:table-cell>
        </table:table-row>
        <table:table-row table:style-name="ro1">
          <table:table-cell table:formula="of:=1.785714*[.B23]" office:value-type="float" office:value="37.499994">
            <text:p>37.499994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4"/>
          <table:table-cell office:value-type="float" office:value="94.642842">
            <text:p>94.642842</text:p>
          </table:table-cell>
          <table:table-cell table:number-columns-repeated="2"/>
          <table:table-cell office:value-type="float" office:value="69.642846">
            <text:p>69.642846</text:p>
          </table:table-cell>
        </table:table-row>
        <table:table-row table:style-name="ro1">
          <table:table-cell table:formula="of:=1.785714*[.B24]" office:value-type="float" office:value="39.285708">
            <text:p>39.285708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8"/>
          <table:table-cell office:value-type="float" office:value="71.42856">
            <text:p>71.42856</text:p>
          </table:table-cell>
        </table:table-row>
        <table:table-row table:style-name="ro1">
          <table:table-cell table:formula="of:=1.785714*[.B25]" office:value-type="float" office:value="41.071422">
            <text:p>41.071422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8"/>
          <table:table-cell office:value-type="float" office:value="82.142844">
            <text:p>82.142844</text:p>
          </table:table-cell>
        </table:table-row>
        <table:table-row table:style-name="ro1">
          <table:table-cell table:formula="of:=1.785714*[.B26]" office:value-type="float" office:value="42.857136">
            <text:p>42.857136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1"/>
          <table:table-cell office:value-type="float" office:value="83.928558">
            <text:p>83.928558</text:p>
          </table:table-cell>
        </table:table-row>
        <table:table-row table:style-name="ro1">
          <table:table-cell table:formula="of:=1.785714*[.B27]" office:value-type="float" office:value="44.64285">
            <text:p>44.64285</text:p>
          </table:table-cell>
          <table:table-cell office:value-type="float" office:value="25">
            <text:p>25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2"/>
          <table:table-cell office:value-type="float" office:value="94.642842">
            <text:p>94.642842</text:p>
          </table:table-cell>
        </table:table-row>
        <table:table-row table:style-name="ro1">
          <table:table-cell table:formula="of:=1.785714*[.B28]" office:value-type="float" office:value="46.428564">
            <text:p>46.428564</text:p>
          </table:table-cell>
          <table:table-cell office:value-type="float" office:value="26">
            <text:p>26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10"/>
          <table:table-cell office:value-type="float" office:value="96.428556">
            <text:p>96.428556</text:p>
          </table:table-cell>
        </table:table-row>
        <table:table-row table:style-name="ro1">
          <table:table-cell table:formula="of:=1.785714*[.B29]" office:value-type="float" office:value="48.214278">
            <text:p>48.214278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8"/>
        </table:table-row>
        <table:table-row table:style-name="ro1">
          <table:table-cell table:formula="of:=1.785714*[.B30]" office:value-type="float" office:value="49.999992">
            <text:p>49.999992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8"/>
        </table:table-row>
        <table:table-row table:style-name="ro1">
          <table:table-cell table:formula="of:=1.785714*[.B31]" office:value-type="float" office:value="51.785706">
            <text:p>51.785706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9"/>
        </table:table-row>
        <table:table-row table:style-name="ro1">
          <table:table-cell table:formula="of:=1.785714*[.B32]" office:value-type="float" office:value="53.57142">
            <text:p>53.57142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9"/>
        </table:table-row>
        <table:table-row table:style-name="ro1">
          <table:table-cell table:formula="of:=1.785714*[.B33]" office:value-type="float" office:value="55.357134">
            <text:p>55.357134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2"/>
        </table:table-row>
        <table:table-row table:style-name="ro1">
          <table:table-cell table:formula="of:=1.785714*[.B34]" office:value-type="float" office:value="57.142848">
            <text:p>57.142848</text:p>
          </table:table-cell>
          <table:table-cell office:value-type="float" office:value="32">
            <text:p>32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3"/>
        </table:table-row>
        <table:table-row table:style-name="ro1">
          <table:table-cell table:formula="of:=1.785714*[.B35]" office:value-type="float" office:value="58.928562">
            <text:p>58.928562</text:p>
          </table:table-cell>
          <table:table-cell office:value-type="float" office:value="33">
            <text:p>33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11"/>
        </table:table-row>
        <table:table-row table:style-name="ro1">
          <table:table-cell table:formula="of:=1.785714*[.B36]" office:value-type="float" office:value="60.714276">
            <text:p>60.714276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8"/>
        </table:table-row>
        <table:table-row table:style-name="ro1">
          <table:table-cell table:formula="of:=1.785714*[.B37]" office:value-type="float" office:value="62.49999">
            <text:p>62.49999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8"/>
        </table:table-row>
        <table:table-row table:style-name="ro1">
          <table:table-cell table:formula="of:=1.785714*[.B38]" office:value-type="float" office:value="64.285704">
            <text:p>64.285704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9"/>
        </table:table-row>
        <table:table-row table:style-name="ro1">
          <table:table-cell table:formula="of:=1.785714*[.B39]" office:value-type="float" office:value="66.071418">
            <text:p>66.071418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9"/>
        </table:table-row>
        <table:table-row table:style-name="ro1">
          <table:table-cell table:formula="of:=1.785714*[.B40]" office:value-type="float" office:value="67.857132">
            <text:p>67.857132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2"/>
        </table:table-row>
        <table:table-row table:style-name="ro1">
          <table:table-cell table:formula="of:=1.785714*[.B41]" office:value-type="float" office:value="69.642846">
            <text:p>69.642846</text:p>
          </table:table-cell>
          <table:table-cell office:value-type="float" office:value="39">
            <text:p>39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13"/>
        </table:table-row>
        <table:table-row table:style-name="ro1">
          <table:table-cell table:formula="of:=1.785714*[.B42]" office:value-type="float" office:value="71.42856">
            <text:p>71.42856</text:p>
          </table:table-cell>
          <table:table-cell office:value-type="float" office:value="40">
            <text:p>40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11"/>
        </table:table-row>
        <table:table-row table:style-name="ro1">
          <table:table-cell table:formula="of:=1.785714*[.B43]" office:value-type="float" office:value="73.214274">
            <text:p>73.214274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8"/>
        </table:table-row>
        <table:table-row table:style-name="ro1">
          <table:table-cell table:formula="of:=1.785714*[.B44]" office:value-type="float" office:value="74.999988">
            <text:p>74.999988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4"/>
          <table:table-cell office:value-type="float" office:value="3.571428">
            <text:p>3.571428</text:p>
          </table:table-cell>
          <table:table-cell table:number-columns-repeated="3"/>
        </table:table-row>
        <table:table-row table:style-name="ro1">
          <table:table-cell table:formula="of:=1.785714*[.B45]" office:value-type="float" office:value="76.785702">
            <text:p>76.785702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5"/>
          <table:table-cell office:value-type="float" office:value="5.357142">
            <text:p>5.357142</text:p>
          </table:table-cell>
          <table:table-cell table:number-columns-repeated="3"/>
        </table:table-row>
        <table:table-row table:style-name="ro1">
          <table:table-cell table:formula="of:=1.785714*[.B46]" office:value-type="float" office:value="78.571416">
            <text:p>78.571416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5"/>
          <table:table-cell office:value-type="float" office:value="16.071426">
            <text:p>16.071426</text:p>
          </table:table-cell>
          <table:table-cell table:number-columns-repeated="3"/>
        </table:table-row>
        <table:table-row table:style-name="ro1">
          <table:table-cell table:formula="of:=1.785714*[.B47]" office:value-type="float" office:value="80.35713">
            <text:p>80.3571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8"/>
          <table:table-cell office:value-type="float" office:value="17.85714">
            <text:p>17.85714</text:p>
          </table:table-cell>
          <table:table-cell table:number-columns-repeated="3"/>
        </table:table-row>
        <table:table-row table:style-name="ro1">
          <table:table-cell table:formula="of:=1.785714*[.B48]" office:value-type="float" office:value="82.142844">
            <text:p>82.142844</text:p>
          </table:table-cell>
          <table:table-cell office:value-type="float" office:value="46">
            <text:p>46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9"/>
          <table:table-cell office:value-type="float" office:value="28.571424">
            <text:p>28.571424</text:p>
          </table:table-cell>
          <table:table-cell table:number-columns-repeated="3"/>
        </table:table-row>
        <table:table-row table:style-name="ro1">
          <table:table-cell table:formula="of:=1.785714*[.B49]" office:value-type="float" office:value="83.928558">
            <text:p>83.928558</text:p>
          </table:table-cell>
          <table:table-cell office:value-type="float" office:value="47">
            <text:p>47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7"/>
          <table:table-cell office:value-type="float" office:value="30.357138">
            <text:p>30.357138</text:p>
          </table:table-cell>
          <table:table-cell table:number-columns-repeated="3"/>
        </table:table-row>
        <table:table-row table:style-name="ro1">
          <table:table-cell table:formula="of:=1.785714*[.B50]" office:value-type="float" office:value="85.714272">
            <text:p>85.714272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4"/>
          <table:table-cell office:value-type="float" office:value="41.071422">
            <text:p>41.071422</text:p>
          </table:table-cell>
          <table:table-cell table:number-columns-repeated="3"/>
        </table:table-row>
        <table:table-row table:style-name="ro1">
          <table:table-cell table:formula="of:=1.785714*[.B51]" office:value-type="float" office:value="87.499986">
            <text:p>87.499986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4"/>
          <table:table-cell office:value-type="float" office:value="42.857136">
            <text:p>42.857136</text:p>
          </table:table-cell>
          <table:table-cell table:number-columns-repeated="3"/>
        </table:table-row>
        <table:table-row table:style-name="ro1">
          <table:table-cell table:formula="of:=1.785714*[.B52]" office:value-type="float" office:value="89.2857">
            <text:p>89.2857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 table:number-columns-repeated="5"/>
          <table:table-cell office:value-type="float" office:value="53.57142">
            <text:p>53.57142</text:p>
          </table:table-cell>
          <table:table-cell table:number-columns-repeated="3"/>
        </table:table-row>
        <table:table-row table:style-name="ro1">
          <table:table-cell table:formula="of:=1.785714*[.B53]" office:value-type="float" office:value="91.071414">
            <text:p>91.071414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5"/>
          <table:table-cell office:value-type="float" office:value="55.357134">
            <text:p>55.357134</text:p>
          </table:table-cell>
          <table:table-cell table:number-columns-repeated="3"/>
        </table:table-row>
        <table:table-row table:style-name="ro1">
          <table:table-cell table:formula="of:=1.785714*[.B54]" office:value-type="float" office:value="92.857128">
            <text:p>92.857128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8"/>
          <table:table-cell office:value-type="float" office:value="66.071418">
            <text:p>66.071418</text:p>
          </table:table-cell>
          <table:table-cell table:number-columns-repeated="3"/>
        </table:table-row>
        <table:table-row table:style-name="ro1">
          <table:table-cell table:formula="of:=1.785714*[.B55]" office:value-type="float" office:value="94.642842">
            <text:p>94.642842</text:p>
          </table:table-cell>
          <table:table-cell office:value-type="float" office:value="53">
            <text:p>53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9"/>
          <table:table-cell office:value-type="float" office:value="67.857132">
            <text:p>67.857132</text:p>
          </table:table-cell>
          <table:table-cell table:number-columns-repeated="3"/>
        </table:table-row>
        <table:table-row table:style-name="ro1">
          <table:table-cell table:formula="of:=1.785714*[.B56]" office:value-type="float" office:value="96.428556">
            <text:p>96.428556</text:p>
          </table:table-cell>
          <table:table-cell office:value-type="float" office:value="54">
            <text:p>54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7"/>
          <table:table-cell office:value-type="float" office:value="78.571416">
            <text:p>78.571416</text:p>
          </table:table-cell>
          <table:table-cell table:number-columns-repeated="3"/>
        </table:table-row>
        <table:table-row table:style-name="ro1">
          <table:table-cell table:formula="of:=1.785714*[.B57]" office:value-type="float" office:value="98.21427">
            <text:p>98.21427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4"/>
          <table:table-cell office:value-type="float" office:value="80.35713">
            <text:p>80.35713</text:p>
          </table:table-cell>
          <table:table-cell table:number-columns-repeated="3"/>
        </table:table-row>
        <table:table-row table:style-name="ro1">
          <table:table-cell table:formula="of:=1.785714*[.B58]" office:value-type="float" office:value="99.999984">
            <text:p>99.999984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  <table:table-cell table:number-columns-repeated="4"/>
          <table:table-cell office:value-type="float" office:value="91.071414">
            <text:p>91.0714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ove</text:p>
          </table:table-cell>
          <table:table-cell table:number-columns-repeated="6"/>
          <table:table-cell office:value-type="float" office:value="92.857128">
            <text:p>92.857128</text:p>
          </table:table-cell>
          <table:table-cell table:number-columns-repeated="3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/05/2017</text:date>, <text:time>15:19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Ciacco</meta:initial-creator>
    <meta:creation-date>2017-05-14T11:52:51.49</meta:creation-date>
    <dc:date>2017-05-14T15:19:27.67</dc:date>
    <dc:creator>Davide Ciacco</dc:creator>
    <meta:editing-duration>PT3H26M35S</meta:editing-duration>
    <meta:editing-cycles>3</meta:editing-cycles>
    <meta:generator>OpenOffice/4.1.2$Win32 OpenOffice.org_project/412m3$Build-9782</meta:generator>
    <meta:document-statistic meta:table-count="3" meta:cell-count="283" meta:object-count="0"/>
  </office:meta>
</office:document-meta>
</file>